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5.9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Inconsolata1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Inconsolat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4.064cm" svg:x="2.905cm" svg:y="9.032cm">
          <text:p text:style-name="P1"><text:span text:style-name="T1">Development of</text:span></text:p>
          <text:p text:style-name="P1"><text:span text:style-name="T1">neural 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477cm" svg:height="4.064cm" svg:x="12.363cm" svg:y="3.032cm">
          <text:p text:style-name="P1"><text:span text:style-name="T1"/></text:p>
          <text:p text:style-name="P1"><text:span text:style-name="T1">Preparation and</text:span></text:p>
          <text:p text:style-name="P1"><text:span text:style-name="T1">randomization of</text:span></text:p>
          <text:p text:style-name="P1"><text:span text:style-name="T1">test chord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477cm" svg:height="4.064cm" svg:x="7.605cm" svg:y="18.232cm">
          <text:p text:style-name="P1"><text:span text:style-name="T1">Testing and</text:span></text:p>
          <text:p text:style-name="P1"><text:span text:style-name="T1">data collec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1.271cm" svg:x1="6.143cm" svg:y1="13.096cm" svg:x2="10.843cm" svg:y2="18.232cm" draw:start-shape="id1" draw:start-glue-point="2" draw:end-shape="id2" svg:d="M6143 13096v1297h4700v3839" svg:viewBox="0 0 4701 5137">
          <text:p/>
        </draw:connector>
        <draw:connector draw:style-name="gr2" draw:text-style-name="P3" draw:layer="layout" draw:line-skew="1.729cm" svg:x1="15.601cm" svg:y1="7.096cm" svg:x2="10.843cm" svg:y2="18.232cm" draw:start-shape="id3" draw:start-glue-point="2" draw:end-shape="id2" draw:end-glue-point="0" svg:d="M15601 7096v7297h-4758v3839" svg:viewBox="0 0 4759 11137">
          <text:p/>
        </draw:connector>
        <draw:custom-shape draw:style-name="gr1" draw:text-style-name="P2" xml:id="id4" draw:id="id4" draw:layer="layout" svg:width="6.477cm" svg:height="4.064cm" svg:x="2.905cm" svg:y="3.032cm">
          <text:p text:style-name="P1"><text:span text:style-name="T1">Procurement of</text:span></text:p>
          <text:p text:style-name="P1"><text:span text:style-name="T1">material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143cm" svg:y1="7.096cm" svg:x2="6.143cm" svg:y2="9.032cm" draw:start-shape="id4" draw:start-glue-point="2" draw:end-shape="id1" svg:d="M6143 7096v1936" svg:viewBox="0 0 1 19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7-09-06T21:10:02.313000000</dc:date>
    <meta:editing-duration>PT34M44S</meta:editing-duration>
    <meta:editing-cycles>3</meta:editing-cycles>
    <meta:generator>LibreOffice/5.1.5.2$Windows_x86 LibreOffice_project/7a864d8825610a8c07cfc3bc01dd4fce6a9447e5</meta:generator>
    <meta:document-statistic meta:object-count="7"/>
  </office:meta>
</office:document-meta>
</file>